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A000000D7DF8BFA4C.gif" manifest:media-type="image/gif"/>
  <manifest:file-entry manifest:full-path="Pictures/10000000000000130000001B40FE728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fe7f5" draw:fill-gradient-name="Gradient_20_7" draw:textarea-horizontal-align="justify" draw:textarea-vertical-align="middle" draw:auto-grow-height="false" draw:shadow="visible" draw:shadow-offset-x="0.051cm" draw:shadow-offset-y="0.051cm"/>
    </style:style>
    <style:style style:name="gr2" style:family="graphic" style:parent-style-name="standard">
      <style:graphic-properties draw:fill="gradient" draw:fill-gradient-name="MyGradient_5f_yellow" draw:textarea-horizontal-align="justify" draw:textarea-vertical-align="middle" draw:auto-grow-height="false" draw:shadow="visible" draw:shadow-offset-x="0.051cm" draw:shadow-offset-y="0.0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="soli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40%" draw:red="12%" draw:green="0%" draw:blue="4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714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29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008000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8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06cm" svg:height="2.238cm" svg:x="4.95cm" svg:y="7.134cm">
          <text:p text:style-name="P1">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461cm" svg:height="3.897cm" svg:x="4.451cm" svg:y="1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983cm" svg:height="1.703cm" svg:x="4.888cm" svg:y="13.286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983cm" svg:height="1.703cm" svg:x="8.414cm" svg:y="14.701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871cm" svg:y1="14.137cm" svg:x2="9.405cm" svg:y2="14.701cm" draw:start-shape="id1" draw:start-glue-point="1" draw:end-shape="id2" draw:end-glue-point="0" svg:d="m6871 14137c1690 0 2534 188 2534 564">
          <text:p/>
        </draw:connector>
        <draw:connector draw:style-name="gr3" draw:text-style-name="P1" draw:layer="layout" draw:type="curve" svg:x1="8.414cm" svg:y1="15.552cm" svg:x2="5.879cm" svg:y2="14.989cm" draw:start-shape="id2" draw:start-glue-point="3" draw:end-shape="id1" draw:end-glue-point="2" svg:d="m8414 15552c-1690 0-2535-187-2535-563">
          <text:p/>
        </draw:connector>
        <draw:connector draw:style-name="gr4" draw:text-style-name="P1" draw:layer="layout" draw:type="curve" svg:x1="3.375cm" svg:y1="21.515cm" svg:x2="6.388cm" svg:y2="21.616cm" draw:start-shape="id3" draw:start-glue-point="4" svg:d="m3375 21515c0-753 3013-803 3013 101">
          <text:p/>
        </draw:connector>
        <draw:custom-shape draw:style-name="gr5" draw:text-style-name="P1" xml:id="id3" draw:id="id3" draw:layer="layout" svg:width="1.457cm" svg:height="1.457cm" svg:x="2.646cm" svg:y="2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741cm" svg:height="1.053cm" svg:x="4.412cm" svg:y="20.454cm">
          <draw:image xlink:href="Pictures/10000000000000130000001B40FE7287.png" xlink:type="simple" xlink:show="embed" xlink:actuate="onLoad">
            <text:p/>
          </draw:image>
        </draw:frame>
        <draw:frame draw:style-name="gr7" draw:text-style-name="P1" draw:layer="layout" svg:width="4.127cm" svg:height="3.791cm" svg:x="10.202cm" svg:y="3.437cm">
          <draw:image xlink:href="Pictures/10000000000000EA000000D7DF8BFA4C.gif" xlink:type="simple" xlink:show="embed" xlink:actuate="onLoad">
            <text:p/>
          </draw:image>
        </draw:frame>
        <draw:frame draw:style-name="gr8" draw:text-style-name="P2" draw:layer="layout" svg:width="1.331cm" svg:height="1.673cm" svg:x="11.447cm" svg:y="5.208cm">
          <draw:text-box>
            <text:p><text:span text:style-name="T1">G</text:span></text:p>
          </draw:text-box>
        </draw:frame>
        <draw:frame draw:style-name="gr9" draw:text-style-name="P1" draw:layer="layout" svg:width="4.127cm" svg:height="3.791cm" svg:x="12.028cm" svg:y="8.463cm">
          <draw:image xlink:href="Pictures/10000000000000EA000000D7DF8BFA4C.gif" xlink:type="simple" xlink:show="embed" xlink:actuate="onLoad">
            <text:p/>
          </draw:image>
        </draw:frame>
        <draw:frame draw:style-name="gr8" draw:text-style-name="P3" draw:layer="layout" svg:width="1.331cm" svg:height="1.673cm" svg:x="13.355cm" svg:y="10.213cm">
          <draw:text-box>
            <text:p><text:span text:style-name="T2">L</text:span></text:p>
          </draw:text-box>
        </draw:frame>
        <draw:custom-shape draw:style-name="gr10" draw:text-style-name="P1" draw:layer="layout" svg:width="1.658cm" svg:height="1.658cm" svg:x="12.841cm" svg:y="19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579d1c" draw:start-intensity="95%" draw:end-intensity="100%" draw:angle="150" draw:border="25%"/>
    <draw:gradient draw:name="MyGradient_5f_yellow" draw:display-name="MyGradient_yellow" draw:style="linear" draw:start-color="#ffffff" draw:end-color="#ffd320" draw:start-intensity="100%" draw:end-intensity="100%" draw:angle="150" draw:border="2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eAntoni</meta:initial-creator>
    <meta:creation-date>2013-04-11T14:23:30</meta:creation-date>
    <dc:date>2013-04-12T11:51:53</dc:date>
    <dc:creator>Julien DeAntoni</dc:creator>
    <meta:editing-duration>PT23M19S</meta:editing-duration>
    <meta:editing-cycles>4</meta:editing-cycles>
    <meta:generator>LibreOffice/3.5$Linux_X86_64 LibreOffice_project/350m1$Build-2</meta:generator>
    <meta:document-statistic meta:object-count="14"/>
  </office:meta>
</office:document-meta>
</file>